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Segoe UI Symbol" style:font-name-asian="Segoe UI Symbol" style:font-name-complex="Segoe UI Symbol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10.6468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35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V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Easy2Se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VE-2025-401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7a40b52d4442178bee0cf1c36bc450ab951cef0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40014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7f2c746e09a3746bf937bc708129dc8af61d8f1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93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32a32e8a7e9be8a2ee238df9b5304eed2f4e19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7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adc93a525fdee8e2b311e6d5fd93eb69714ca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55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7ec50077d7f6647cb6ba3a2a20a6c26f51259c7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35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3d6fd5b9c6acbc005e53d0211c7381f566babec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2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00307934eb94aaa0a99addfb37b9fe206f945004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97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2798111f8e504ac747cce911226135d50b8de46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95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d3ed1d84a84538a39b3eb2055d6a97a936c108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93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823d798900481875ba6c68217af028c5ffd2976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9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0c7b20f7785cfdd59403333612c90b458b12307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8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9a1d3e8d40f151c2d5a5f40c410e6e433f62f43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7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dc5598482e2d3b234f6d72d6f5568e24f603e51a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6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207cea8b72fcbdf4e6db178e54186ed4f1514b3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6ecd61c201b27ad2760b3975437ad2b97d725b98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5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b290923ad2b23596208c1e29520badef4356a43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521e9ff0b67c66a17d6f9593dfccafaa984aae4c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6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d064c68781c19f378af1ae741d9132d35d24b2b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2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42acd739eb6f08c148a96ae8309256f1422ff4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1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670179265ad787b9dd8e701601914618b892775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f4cc454a0bb45b800bc7817c09c8f72e31901f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5c1a34ff5b0bfdfd2f9343aa9b08d25df618bac5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e3dafc64b90546eb769f33333afabd9e3e915757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0000a2303ba78b6424ff15b5085b5f5098750a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91274cc7ed88ab5bdc62d426067c82b0b118a0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5cdcb834fb490731ff2d123f87ca799c57dac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e43fa9c713a6d084a5732aa6dd41c734845f25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7</text:p>
          </table:table-cell>
          <table:table-cell office:value-type="string" table:style-name="ce2">
            <text:p>Buffer Overflow</text:p>
          </table:table-cell>
          <table:table-cell office:value-type="string" table:style-name="ce2">
            <text:p>https://git.kernel.org/pub/scm/linux/kernel/git/stable/linux.git/commit/?id=0c57aa8ef94cffc5c2d68230e19329a03e71a94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6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a422c8169eef95aef57f7ddc467bb126d9ae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5</text:p>
          </table:table-cell>
          <table:table-cell office:value-type="string" table:style-name="ce2">
            <text:p>Stack-based Buffer Overflow</text:p>
          </table:table-cell>
          <table:table-cell office:value-type="string" table:style-name="ce2">
            <text:p>https://git.kernel.org/pub/scm/linux/kernel/git/stable/linux.git/commit/?id=9427f6081f37c795a8bd29d0ee72a4da3bd64a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920b6720bb63893b81516c0c45884a8350f9e4b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3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12e4431e5078847791936820bd39df9e1ee26d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2</text:p>
          </table:table-cell>
          <table:table-cell office:value-type="string" table:style-name="ce2">
            <text:p>Division by Zero</text:p>
          </table:table-cell>
          <table:table-cell office:value-type="string" table:style-name="ce2">
            <text:p>https://git.kernel.org/pub/scm/linux/kernel/git/stable/linux.git/commit/?id=9027ce4c037b566b658b8939a76326b7125e3627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668923c474608dd9ebce0fbcc41bd8a27aa73dd6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5e6a6a8aa46d44ec7a240766cf3b7dd077718b9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a218ae05e60616531fe652650b98dcd3c32827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c03c899e6d9812b25c3754c9a95c3830c4aec26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97c9d2d7d3983826bb02c10fb4a5818be6550f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8bb1bcea877446f86922a8fd1661b8c07d90e5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7dbfe2b392df9621f6e522e5fa6fb8849ca92a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8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0bf28fd623d97dd4f4825fbbe9d736cec2afba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7</text:p>
          </table:table-cell>
          <table:table-cell office:value-type="string" table:style-name="ce2">
            <text:p>Use-Before-Initialization</text:p>
          </table:table-cell>
          <table:table-cell office:value-type="string" table:style-name="ce2">
            <text:p>https://git.kernel.org/pub/scm/linux/kernel/git/stable/linux.git/commit/?id=81d72f9241d884ec29524431f74f8009310cfa0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4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3f919f76893069ec3c7475acaeb611eb31fca22d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2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71b340affa52f280f6eadfd25fbd43f09f0d5c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a405fb4144985d5c60f49c2abd9ba47ea44fdb4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6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64a5cf0c422e65c94447a1ebebfac7c9269067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1e0f046041474004dc6ebce5ce1d3e86556291d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b5ef128926cd34dffa2a66607b9c82b902581e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40cb173750c1ea99cd643006b72f8b0e6c21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7</text:p>
          </table:table-cell>
          <table:table-cell office:value-type="string" table:style-name="ce2">
            <text:p>Use of Uninitialized Variable</text:p>
          </table:table-cell>
          <table:table-cell office:value-type="string" table:style-name="ce2">
            <text:p>https://git.kernel.org/pub/scm/linux/kernel/git/stable/linux.git/commit/?id=4d9d6e4be09472aa72953caca3dbefdc2784617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6</text:p>
          </table:table-cell>
          <table:table-cell office:value-type="string" table:style-name="ce2">
            <text:p>Logical Error</text:p>
          </table:table-cell>
          <table:table-cell office:value-type="string" table:style-name="ce2">
            <text:p>https://git.kernel.org/pub/scm/linux/kernel/git/stable/linux.git/commit/?id=61009dd2252ab4391d44a240e891f1e04c00b9ca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0b979a409e40457ca1b5cb48755d1f34eee588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69e2cfd8b38d9463a250e153ef4963a604d61e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445d59025d76d0638b03110f8791d5b89ed5162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a29ae8428a5c26f0b4471c2057d9e9415c53109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9</text:p>
          </table:table-cell>
          <table:table-cell office:value-type="string" table:style-name="ce2">
            <text:p>非法内存访问</text:p>
          </table:table-cell>
          <table:table-cell office:value-type="string" table:style-name="ce2">
            <text:p><text:a xlink:href="https://git.kernel.org/pub/scm/linux/kernel/git/stable/linux.git/commit/?id=58c50f45e1821a04d61b62514f9bd34afe67c622">https://git.kernel.org/pub/scm/linux/kernel/git/stable/linux.git/commit/?id=58c50f45e1821a04d61b62514f9bd34afe67c622</text:a>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3258d7ff8ebfa451426662b23e8f2b51b129afe1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d54681938b777488e5dfb781b566d16adad991d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0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8ce11903211542a61f05c02caedd2edfb4256b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8</text:p>
          </table:table-cell>
          <table:table-cell office:value-type="string" table:style-name="ce2">
            <text:p>Memory Leak</text:p>
          </table:table-cell>
          <table:table-cell office:value-type="string" table:style-name="ce2">
            <text:p>https://git.kernel.org/pub/scm/linux/kernel/git/stable/linux.git/commit/?id=490a43d07f1663d827e802720d30cbc0494e4f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7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ad1bdd24a02d5a8d119af8e4cd50933780a6d29f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64a99eff8dcf1f951a544e6058341b2b19a8fdb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4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4b63507d7cd243574753c6b91f68516d9103f1de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1f6420ee845006354c004839fed07da71e34aee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4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4ff7d465c4284529bbfa207757bffb6f44b6403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47</text:p>
          </table:table-cell>
          <table:table-cell office:value-type="string" table:style-name="ce2">
            <text:p>Resource Leak</text:p>
          </table:table-cell>
          <table:table-cell office:value-type="string" table:style-name="ce2">
            <text:p>https://git.kernel.org/pub/scm/linux/kernel/git/stable/linux.git/commit/?id=142db4e76110dd80239f4e79810f85ea1735ad60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VE-2025-3824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a8dcee649d12f69713f2589171a1caf6d4fa439</text:p>
          </table:table-cell>
          <table:table-cell table:style-name="ce1"/>
          <table:table-cell office:value-type="string" table:style-name="ce3">
            <text:p>❌</text:p>
          </table:table-cell>
          <table:table-cell table:number-columns-repeated="16379"/>
        </table:table-row>
        <table:table-row table:number-rows-repeated="1048508" table:style-name="ro1">
          <table:table-cell table:number-columns-repeated="16384"/>
        </table:table-row>
      </table:table>
      <table:database-ranges>
        <table:database-range table:target-range-address="工作表1.A4:工作表1.E59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dc:creator>a52374</dc:creator>
    <meta:creation-date>2025-07-31T18:07:34Z</meta:creation-date>
    <dc:date>2025-08-13T07:49:59Z</dc:date>
    <meta:editing-cycles>22</meta:editing-cycles>
    <meta:editing-duration>PT3522S</meta:editing-duration>
  </office:meta>
</office:document-meta>
</file>